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9.622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Croisé par : Départements X Typologie Coopératives X Typologie Coopératives détaillée X Type d’emploi</text:p>
          </table:table-cell>
          <table:table-cell table:number-columns-repeated="2"/>
          <table:table-cell table:style-name="ce9"/>
          <table:table-cell/>
        </table:table-row>
        <table:table-row table:style-name="ro2">
          <table:table-cell table:style-name="ce3"/>
          <table:table-cell table:number-columns-repeated="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  <table:table-cell table:style-name="ce9"/>
          <table:table-cell/>
        </table:table-row>
        <table:table-row table:style-name="ro2">
          <table:table-cell table:style-name="ce4"/>
          <table:table-cell table:number-columns-repeated="2"/>
          <table:table-cell table:style-name="ce9"/>
          <table:table-cell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Typologie Coopératives</text:p>
          </table:table-cell>
          <table:table-cell table:style-name="ce8" office:value-type="string" calcext:value-type="string">
            <text:p>Typologie Coopératives détaillée</text:p>
          </table:table-cell>
          <table:table-cell table:style-name="ce8" office:value-type="string" calcext:value-type="string">
            <text:p>Type d’emploi</text:p>
          </table:table-cell>
          <table:table-cell table:style-name="ce10" office:value-type="string" calcext:value-type="string">
            <text:p>Nombre de pos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3916" calcext:value-type="float">
            <text:p>303 91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457" calcext:value-type="float">
            <text:p>6 45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782" calcext:value-type="float">
            <text:p>4 78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2169" calcext:value-type="float">
            <text:p>292 16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08" calcext:value-type="float">
            <text:p>50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09" calcext:value-type="float">
            <text:p>1 40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534" calcext:value-type="float">
            <text:p>164 53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26" calcext:value-type="float">
            <text:p>1 62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8" calcext:value-type="float">
            <text:p>1 3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774" calcext:value-type="float">
            <text:p>3 77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480" calcext:value-type="float">
            <text:p>2 48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7857" calcext:value-type="float">
            <text:p>157 85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423" calcext:value-type="float">
            <text:p>4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5" calcext:value-type="float">
            <text:p>1 49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7569" calcext:value-type="float">
            <text:p>167 56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66" calcext:value-type="float">
            <text:p>6 66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194" calcext:value-type="float">
            <text:p>17 19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489" calcext:value-type="float">
            <text:p>48 48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049" calcext:value-type="float">
            <text:p>48 04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949" calcext:value-type="float">
            <text:p>15 94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902" calcext:value-type="float">
            <text:p>3 90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521" calcext:value-type="float">
            <text:p>2 52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0720" calcext:value-type="float">
            <text:p>160 72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426" calcext:value-type="float">
            <text:p>42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5" calcext:value-type="float">
            <text:p>13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59" calcext:value-type="float">
            <text:p>6 45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65" calcext:value-type="float">
            <text:p>46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1" calcext:value-type="float">
            <text:p>12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92" calcext:value-type="float">
            <text:p>16 59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35" calcext:value-type="float">
            <text:p>63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237" calcext:value-type="float">
            <text:p>47 23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02" calcext:value-type="float">
            <text:p>1 10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121" calcext:value-type="float">
            <text:p>1 12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803" calcext:value-type="float">
            <text:p>45 80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49" calcext:value-type="float">
            <text:p>24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358" calcext:value-type="float">
            <text:p>15 35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09" calcext:value-type="float">
            <text:p>1 40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534" calcext:value-type="float">
            <text:p>164 53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26" calcext:value-type="float">
            <text:p>1 62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8" calcext:value-type="float">
            <text:p>1 3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774" calcext:value-type="float">
            <text:p>3 77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480" calcext:value-type="float">
            <text:p>2 48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7857" calcext:value-type="float">
            <text:p>157 85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423" calcext:value-type="float">
            <text:p>4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5" calcext:value-type="float">
            <text:p>1 49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888" calcext:value-type="float">
            <text:p>1 88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78" calcext:value-type="float">
            <text:p>2 078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62" calcext:value-type="float">
            <text:p>1 462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61" calcext:value-type="float">
            <text:p>761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66" calcext:value-type="float">
            <text:p>76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417" calcext:value-type="float">
            <text:p>3 417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10" calcext:value-type="float">
            <text:p>1 310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26" calcext:value-type="float">
            <text:p>1 026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60" calcext:value-type="float">
            <text:p>660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27" calcext:value-type="float">
            <text:p>1 92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13" calcext:value-type="float">
            <text:p>2 213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676" calcext:value-type="float">
            <text:p>1 67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617" calcext:value-type="float">
            <text:p>6 61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81" calcext:value-type="float">
            <text:p>4 681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17" calcext:value-type="float">
            <text:p>917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36" calcext:value-type="float">
            <text:p>2 236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712" calcext:value-type="float">
            <text:p>4 712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71" calcext:value-type="float">
            <text:p>1 27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22" calcext:value-type="float">
            <text:p>1 32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106" calcext:value-type="float">
            <text:p>3 106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147" calcext:value-type="float">
            <text:p>7 147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9" calcext:value-type="float">
            <text:p>469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72" calcext:value-type="float">
            <text:p>2 072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214" calcext:value-type="float">
            <text:p>3 21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59" calcext:value-type="float">
            <text:p>3 059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83" calcext:value-type="float">
            <text:p>1 48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86" calcext:value-type="float">
            <text:p>2 08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433" calcext:value-type="float">
            <text:p>8 433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73" calcext:value-type="float">
            <text:p>47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74" calcext:value-type="float">
            <text:p>57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50" calcext:value-type="float">
            <text:p>2 650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679" calcext:value-type="float">
            <text:p>5 679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689" calcext:value-type="float">
            <text:p>1 68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903" calcext:value-type="float">
            <text:p>6 90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868" calcext:value-type="float">
            <text:p>4 86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756" calcext:value-type="float">
            <text:p>7 756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40" calcext:value-type="float">
            <text:p>94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218" calcext:value-type="float">
            <text:p>3 218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298" calcext:value-type="float">
            <text:p>5 298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06" calcext:value-type="float">
            <text:p>1 40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19" calcext:value-type="float">
            <text:p>3 01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545" calcext:value-type="float">
            <text:p>1 54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564" calcext:value-type="float">
            <text:p>3 56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56" calcext:value-type="float">
            <text:p>1 05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801" calcext:value-type="float">
            <text:p>9 801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60" calcext:value-type="float">
            <text:p>4 660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11" calcext:value-type="float">
            <text:p>1 311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31" calcext:value-type="float">
            <text:p>1 931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4" calcext:value-type="float">
            <text:p>30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637" calcext:value-type="float">
            <text:p>5 63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808" calcext:value-type="float">
            <text:p>3 80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876" calcext:value-type="float">
            <text:p>5 876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00" calcext:value-type="float">
            <text:p>2 20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30" calcext:value-type="float">
            <text:p>2 230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85" calcext:value-type="float">
            <text:p>98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477" calcext:value-type="float">
            <text:p>4 477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094" calcext:value-type="float">
            <text:p>4 09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28" calcext:value-type="float">
            <text:p>1 028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522" calcext:value-type="float">
            <text:p>7 522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04" calcext:value-type="float">
            <text:p>2 304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147" calcext:value-type="float">
            <text:p>1 14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715" calcext:value-type="float">
            <text:p>4 715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580" calcext:value-type="float">
            <text:p>3 58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542" calcext:value-type="float">
            <text:p>3 542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61" calcext:value-type="float">
            <text:p>861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70" calcext:value-type="float">
            <text:p>2 670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540" calcext:value-type="float">
            <text:p>6 54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121" calcext:value-type="float">
            <text:p>4 121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102" calcext:value-type="float">
            <text:p>7 10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49" calcext:value-type="float">
            <text:p>849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91" calcext:value-type="float">
            <text:p>2 09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772" calcext:value-type="float">
            <text:p>2 77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823" calcext:value-type="float">
            <text:p>2 823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406" calcext:value-type="float">
            <text:p>3 406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5846" calcext:value-type="float">
            <text:p>15 84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19" calcext:value-type="float">
            <text:p>4 61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410" calcext:value-type="float">
            <text:p>3 410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45" calcext:value-type="float">
            <text:p>2 34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264" calcext:value-type="float">
            <text:p>3 26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19" calcext:value-type="float">
            <text:p>3 01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96" calcext:value-type="float">
            <text:p>2 296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533" calcext:value-type="float">
            <text:p>1 53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877" calcext:value-type="float">
            <text:p>2 87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169" calcext:value-type="float">
            <text:p>3 16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742" calcext:value-type="float">
            <text:p>5 742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815" calcext:value-type="float">
            <text:p>2 81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83" calcext:value-type="float">
            <text:p>2 983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47" calcext:value-type="float">
            <text:p>1 947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49" calcext:value-type="float">
            <text:p>2 049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69" calcext:value-type="float">
            <text:p>369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42" calcext:value-type="float">
            <text:p>2 342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415" calcext:value-type="float">
            <text:p>3 41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29" calcext:value-type="float">
            <text:p>1 92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451" calcext:value-type="float">
            <text:p>3 451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510" calcext:value-type="float">
            <text:p>1 510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53" calcext:value-type="float">
            <text:p>1 05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72" calcext:value-type="float">
            <text:p>1 072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50" calcext:value-type="float">
            <text:p>3 05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06" calcext:value-type="float">
            <text:p>1 80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06" calcext:value-type="float">
            <text:p>2 00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36" calcext:value-type="float">
            <text:p>1 43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4" calcext:value-type="float">
            <text:p>744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50" calcext:value-type="float">
            <text:p>750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9" calcext:value-type="float">
            <text:p>59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85" calcext:value-type="float">
            <text:p>3 28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80" calcext:value-type="float">
            <text:p>1 28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9" calcext:value-type="float">
            <text:p>1 00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1" calcext:value-type="float">
            <text:p>62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0" calcext:value-type="float">
            <text:p>60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20" calcext:value-type="float">
            <text:p>1 820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7" calcext:value-type="float">
            <text:p>2 15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1" calcext:value-type="float">
            <text:p>1 63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9" calcext:value-type="float">
            <text:p>17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41" calcext:value-type="float">
            <text:p>6 341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5" calcext:value-type="float">
            <text:p>75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38" calcext:value-type="float">
            <text:p>4 53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9" calcext:value-type="float">
            <text:p>899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7" calcext:value-type="float">
            <text:p>2 157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1" calcext:value-type="float">
            <text:p>9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45" calcext:value-type="float">
            <text:p>4 54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2" calcext:value-type="float">
            <text:p>1 192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84" calcext:value-type="float">
            <text:p>1 284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5" calcext:value-type="float">
            <text:p>85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75" calcext:value-type="float">
            <text:p>2 975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4" calcext:value-type="float">
            <text:p>11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920" calcext:value-type="float">
            <text:p>6 92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46" calcext:value-type="float">
            <text:p>446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20" calcext:value-type="float">
            <text:p>2 02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79" calcext:value-type="float">
            <text:p>3 07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68" calcext:value-type="float">
            <text:p>2 968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8" calcext:value-type="float">
            <text:p>3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2" calcext:value-type="float">
            <text:p>1 422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8" calcext:value-type="float">
            <text:p>3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11" calcext:value-type="float">
            <text:p>2 011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1" calcext:value-type="float">
            <text:p>24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8" calcext:value-type="float">
            <text:p>13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32" calcext:value-type="float">
            <text:p>8 03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2" calcext:value-type="float">
            <text:p>45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9" calcext:value-type="float">
            <text:p>54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76" calcext:value-type="float">
            <text:p>2 57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3" calcext:value-type="float">
            <text:p>11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8" calcext:value-type="float">
            <text:p>9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56" calcext:value-type="float">
            <text:p>5 45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43" calcext:value-type="float">
            <text:p>1 643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4" calcext:value-type="float">
            <text:p>11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8" calcext:value-type="float">
            <text:p>88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88" calcext:value-type="float">
            <text:p>6 688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38" calcext:value-type="float">
            <text:p>4 73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9" calcext:value-type="float">
            <text:p>15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4" calcext:value-type="float">
            <text:p>10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84" calcext:value-type="float">
            <text:p>7 48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9" calcext:value-type="float">
            <text:p>899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95" calcext:value-type="float">
            <text:p>3 095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2" calcext:value-type="float">
            <text:p>10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17" calcext:value-type="float">
            <text:p>5 11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0" calcext:value-type="float">
            <text:p>1 350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25" calcext:value-type="float">
            <text:p>2 92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3" calcext:value-type="float">
            <text:p>1 49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9" calcext:value-type="float">
            <text:p>5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34" calcext:value-type="float">
            <text:p>3 434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4" calcext:value-type="float">
            <text:p>1 00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6" calcext:value-type="float">
            <text:p>19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1" calcext:value-type="float">
            <text:p>14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456" calcext:value-type="float">
            <text:p>9 45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14" calcext:value-type="float">
            <text:p>11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458" calcext:value-type="float">
            <text:p>4 45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68" calcext:value-type="float">
            <text:p>1 268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92" calcext:value-type="float">
            <text:p>1 89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5" calcext:value-type="float">
            <text:p>145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30" calcext:value-type="float">
            <text:p>5 430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72" calcext:value-type="float">
            <text:p>3 67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8" calcext:value-type="float">
            <text:p>8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99" calcext:value-type="float">
            <text:p>5 69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70" calcext:value-type="float">
            <text:p>570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03" calcext:value-type="float">
            <text:p>2 103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46" calcext:value-type="float">
            <text:p>2 146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7" calcext:value-type="float">
            <text:p>967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8" calcext:value-type="float">
            <text:p>68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24" calcext:value-type="float">
            <text:p>4 324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28" calcext:value-type="float">
            <text:p>3 92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92" calcext:value-type="float">
            <text:p>992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8" calcext:value-type="float">
            <text:p>78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48" calcext:value-type="float">
            <text:p>7 248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28" calcext:value-type="float">
            <text:p>2 228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01" calcext:value-type="float">
            <text:p>1 101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1" calcext:value-type="float">
            <text:p>111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24" calcext:value-type="float">
            <text:p>4 524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1" calcext:value-type="float">
            <text:p>91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47" calcext:value-type="float">
            <text:p>3 44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5" calcext:value-type="float">
            <text:p>95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06" calcext:value-type="float">
            <text:p>3 40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03" calcext:value-type="float">
            <text:p>2 603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14" calcext:value-type="float">
            <text:p>6 21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06" calcext:value-type="float">
            <text:p>3 90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0" calcext:value-type="float">
            <text:p>17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4" calcext:value-type="float">
            <text:p>94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820" calcext:value-type="float">
            <text:p>6 82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4" calcext:value-type="float">
            <text:p>824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22" calcext:value-type="float">
            <text:p>2 02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8" calcext:value-type="float">
            <text:p>8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28" calcext:value-type="float">
            <text:p>2 62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89" calcext:value-type="float">
            <text:p>2 68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3" calcext:value-type="float">
            <text:p>83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82" calcext:value-type="float">
            <text:p>3 282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21" calcext:value-type="float">
            <text:p>321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24" calcext:value-type="float">
            <text:p>32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02" calcext:value-type="float">
            <text:p>15 102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5" calcext:value-type="float">
            <text:p>11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438" calcext:value-type="float">
            <text:p>4 438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82" calcext:value-type="float">
            <text:p>3 28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1" calcext:value-type="float">
            <text:p>9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98" calcext:value-type="float">
            <text:p>2 198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4" calcext:value-type="float">
            <text:p>29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99" calcext:value-type="float">
            <text:p>2 899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8" calcext:value-type="float">
            <text:p>88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82" calcext:value-type="float">
            <text:p>2 88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01" calcext:value-type="float">
            <text:p>2 20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6" calcext:value-type="float">
            <text:p>1 496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91" calcext:value-type="float">
            <text:p>2 791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51" calcext:value-type="float">
            <text:p>3 05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2" calcext:value-type="float">
            <text:p>14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29" calcext:value-type="float">
            <text:p>5 52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24" calcext:value-type="float">
            <text:p>2 724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72" calcext:value-type="float">
            <text:p>2 87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84" calcext:value-type="float">
            <text:p>1 88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85" calcext:value-type="float">
            <text:p>1 985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9" calcext:value-type="float">
            <text:p>359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9" calcext:value-type="float">
            <text:p>39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66" calcext:value-type="float">
            <text:p>2 266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8" calcext:value-type="float">
            <text:p>68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303" calcext:value-type="float">
            <text:p>3 30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0" calcext:value-type="float">
            <text:p>70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5" calcext:value-type="float">
            <text:p>10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44" calcext:value-type="float">
            <text:p>1 744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8" calcext:value-type="float">
            <text:p>108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0" calcext:value-type="float">
            <text:p>70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66" calcext:value-type="float">
            <text:p>3 26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7" calcext:value-type="float">
            <text:p>37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40" calcext:value-type="float">
            <text:p>1 440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8" calcext:value-type="float">
            <text:p>1 008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54" calcext:value-type="float">
            <text:p>1 054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62" calcext:value-type="float">
            <text:p>2 962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5" calcext:value-type="float">
            <text:p>1 065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3" calcext:value-type="float">
            <text:p>74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8" calcext:value-type="float">
            <text:p>428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2" calcext:value-type="float">
            <text:p>37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20" calcext:value-type="float">
            <text:p>3 02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8" calcext:value-type="float">
            <text:p>488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1" calcext:value-type="float">
            <text:p>82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0" calcext:value-type="float">
            <text:p>670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0" calcext:value-type="float">
            <text:p>930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6" calcext:value-type="float">
            <text:p>46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01" calcext:value-type="float">
            <text:p>1 10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41" calcext:value-type="float">
            <text:p>2 041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4" calcext:value-type="float">
            <text:p>824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48" calcext:value-type="float">
            <text:p>2 24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46" calcext:value-type="float">
            <text:p>2 146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5" calcext:value-type="float">
            <text:p>24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1" calcext:value-type="float">
            <text:p>991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07" calcext:value-type="float">
            <text:p>2 00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3" calcext:value-type="float">
            <text:p>1 01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4" calcext:value-type="float">
            <text:p>1 20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22" calcext:value-type="float">
            <text:p>4 822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3" calcext:value-type="float">
            <text:p>41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5" calcext:value-type="float">
            <text:p>235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59" calcext:value-type="float">
            <text:p>1 65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4" calcext:value-type="float">
            <text:p>55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31" calcext:value-type="float">
            <text:p>2 73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31" calcext:value-type="float">
            <text:p>2 13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06" calcext:value-type="float">
            <text:p>3 10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4" calcext:value-type="float">
            <text:p>65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6" calcext:value-type="float">
            <text:p>1 096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3" calcext:value-type="float">
            <text:p>2 27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4" calcext:value-type="float">
            <text:p>634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4" calcext:value-type="float">
            <text:p>664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9" calcext:value-type="float">
            <text:p>869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83" calcext:value-type="float">
            <text:p>1 183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8" calcext:value-type="float">
            <text:p>308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4" calcext:value-type="float">
            <text:p>1 27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88" calcext:value-type="float">
            <text:p>1 48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2" calcext:value-type="float">
            <text:p>402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2" calcext:value-type="float">
            <text:p>63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7" calcext:value-type="float">
            <text:p>67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35" calcext:value-type="float">
            <text:p>2 635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8" calcext:value-type="float">
            <text:p>2 27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14" calcext:value-type="float">
            <text:p>1 71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77" calcext:value-type="float">
            <text:p>57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25" calcext:value-type="float">
            <text:p>1 625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31" calcext:value-type="float">
            <text:p>2 131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22" calcext:value-type="float">
            <text:p>1 122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44" calcext:value-type="float">
            <text:p>1 444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87" calcext:value-type="float">
            <text:p>1 387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04" calcext:value-type="float">
            <text:p>2 40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92" calcext:value-type="float">
            <text:p>2 292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5" calcext:value-type="float">
            <text:p>1 64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7" calcext:value-type="float">
            <text:p>937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62" calcext:value-type="float">
            <text:p>1 1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5" calcext:value-type="float">
            <text:p>68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30" calcext:value-type="float">
            <text:p>1 13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9" calcext:value-type="float">
            <text:p>2 27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49" calcext:value-type="float">
            <text:p>1 24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1" calcext:value-type="float">
            <text:p>1 27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1" calcext:value-type="float">
            <text:p>84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7" calcext:value-type="float">
            <text:p>337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79" calcext:value-type="float">
            <text:p>1 079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4" calcext:value-type="float">
            <text:p>664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23" calcext:value-type="float">
            <text:p>92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65" calcext:value-type="float">
            <text:p>96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94" calcext:value-type="float">
            <text:p>1 49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1" calcext:value-type="float">
            <text:p>1 01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4" calcext:value-type="float">
            <text:p>72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0" calcext:value-type="float">
            <text:p>71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1" calcext:value-type="float">
            <text:p>361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02" calcext:value-type="float">
            <text:p>2 90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5" calcext:value-type="float">
            <text:p>66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7" calcext:value-type="float">
            <text:p>26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78" calcext:value-type="float">
            <text:p>778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7" calcext:value-type="float">
            <text:p>64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01" calcext:value-type="float">
            <text:p>90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7" calcext:value-type="float">
            <text:p>457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8" calcext:value-type="float">
            <text:p>1 068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69" calcext:value-type="float">
            <text:p>1 96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58" calcext:value-type="float">
            <text:p>758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2" calcext:value-type="float">
            <text:p>2 15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0" calcext:value-type="float">
            <text:p>2 04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5" calcext:value-type="float">
            <text:p>23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0" calcext:value-type="float">
            <text:p>97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40" calcext:value-type="float">
            <text:p>1 94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6" calcext:value-type="float">
            <text:p>966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57" calcext:value-type="float">
            <text:p>1 157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31" calcext:value-type="float">
            <text:p>4 53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" calcext:value-type="float">
            <text:p>21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09" calcext:value-type="float">
            <text:p>1 60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6" calcext:value-type="float">
            <text:p>546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40" calcext:value-type="float">
            <text:p>2 640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0" calcext:value-type="float">
            <text:p>2 04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96" calcext:value-type="float">
            <text:p>2 99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5" calcext:value-type="float">
            <text:p>63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72" calcext:value-type="float">
            <text:p>1 07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70" calcext:value-type="float">
            <text:p>2 170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4" calcext:value-type="float">
            <text:p>64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5" calcext:value-type="float">
            <text:p>1 11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" calcext:value-type="float">
            <text:p>284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3" calcext:value-type="float">
            <text:p>1 193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8" calcext:value-type="float">
            <text:p>1 42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8" calcext:value-type="float">
            <text:p>63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49" calcext:value-type="float">
            <text:p>2 549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90" calcext:value-type="float">
            <text:p>2 19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4" calcext:value-type="float">
            <text:p>1 65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7" calcext:value-type="float">
            <text:p>56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80" calcext:value-type="float">
            <text:p>1 580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57" calcext:value-type="float">
            <text:p>2 05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5" calcext:value-type="float">
            <text:p>5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5" calcext:value-type="float">
            <text:p>48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85" calcext:value-type="float">
            <text:p>1 08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3" calcext:value-type="float">
            <text:p>1 35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40" calcext:value-type="float">
            <text:p>1 34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0" calcext:value-type="float">
            <text:p>7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14" calcext:value-type="float">
            <text:p>2 31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5" calcext:value-type="float">
            <text:p>2 185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73" calcext:value-type="float">
            <text:p>1 573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4" calcext:value-type="float">
            <text:p>89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26" calcext:value-type="float">
            <text:p>1 12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2" calcext:value-type="float">
            <text:p>6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97" calcext:value-type="float">
            <text:p>1 09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05" calcext:value-type="float">
            <text:p>2 20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5" calcext:value-type="float">
            <text:p>1 21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8" calcext:value-type="float">
            <text:p>1 21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7" calcext:value-type="float">
            <text:p>807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55" calcext:value-type="float">
            <text:p>1 05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7" calcext:value-type="float">
            <text:p>627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48" calcext:value-type="float">
            <text:p>1 44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65" calcext:value-type="float">
            <text:p>1 06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2" calcext:value-type="float">
            <text:p>352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9" calcext:value-type="float">
            <text:p>219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43" calcext:value-type="float">
            <text:p>743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7" calcext:value-type="float">
            <text:p>227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1" calcext:value-type="float">
            <text:p>221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2" calcext:value-type="float">
            <text:p>82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6" calcext:value-type="float">
            <text:p>57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8" calcext:value-type="float">
            <text:p>428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2" calcext:value-type="float">
            <text:p>372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9" calcext:value-type="float">
            <text:p>189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0" calcext:value-type="float">
            <text:p>110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20" calcext:value-type="float">
            <text:p>3 020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2" calcext:value-type="float">
            <text:p>24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" calcext:value-type="float">
            <text:p>8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7" calcext:value-type="float">
            <text:p>217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8" calcext:value-type="float">
            <text:p>218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8" calcext:value-type="float">
            <text:p>48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3" calcext:value-type="float">
            <text:p>233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4" calcext:value-type="float">
            <text:p>264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1" calcext:value-type="float">
            <text:p>82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7" calcext:value-type="float">
            <text:p>20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6" calcext:value-type="float">
            <text:p>81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0" calcext:value-type="float">
            <text:p>67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2" calcext:value-type="float">
            <text:p>10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1" calcext:value-type="float">
            <text:p>55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7" calcext:value-type="float">
            <text:p>73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0" calcext:value-type="float">
            <text:p>930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6" calcext:value-type="float">
            <text:p>38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3" calcext:value-type="float">
            <text:p>213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83" calcext:value-type="float">
            <text:p>5 08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1" calcext:value-type="float">
            <text:p>501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9" calcext:value-type="float">
            <text:p>23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3" calcext:value-type="float">
            <text:p>263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51" calcext:value-type="float">
            <text:p>2 05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11" calcext:value-type="float">
            <text:p>1 01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88" calcext:value-type="float">
            <text:p>1 28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6" calcext:value-type="float">
            <text:p>46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" calcext:value-type="float">
            <text:p>118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01" calcext:value-type="float">
            <text:p>1 101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2" calcext:value-type="float">
            <text:p>9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1" calcext:value-type="float">
            <text:p>731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1" calcext:value-type="float">
            <text:p>241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1" calcext:value-type="float">
            <text:p>2 04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9" calcext:value-type="float">
            <text:p>27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83" calcext:value-type="float">
            <text:p>1 583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5" calcext:value-type="float">
            <text:p>43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4" calcext:value-type="float">
            <text:p>324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4" calcext:value-type="float">
            <text:p>824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1" calcext:value-type="float">
            <text:p>58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48" calcext:value-type="float">
            <text:p>2 24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" calcext:value-type="float">
            <text:p>11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1" calcext:value-type="float">
            <text:p>41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1" calcext:value-type="float">
            <text:p>19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46" calcext:value-type="float">
            <text:p>2 146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5" calcext:value-type="float">
            <text:p>315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1" calcext:value-type="float">
            <text:p>98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81" calcext:value-type="float">
            <text:p>3 38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9" calcext:value-type="float">
            <text:p>229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5" calcext:value-type="float">
            <text:p>245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" calcext:value-type="float">
            <text:p>11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1" calcext:value-type="float">
            <text:p>991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84" calcext:value-type="float">
            <text:p>784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5" calcext:value-type="float">
            <text:p>13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07" calcext:value-type="float">
            <text:p>2 00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5" calcext:value-type="float">
            <text:p>145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3" calcext:value-type="float">
            <text:p>73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39" calcext:value-type="float">
            <text:p>1 439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1" calcext:value-type="float">
            <text:p>13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6" calcext:value-type="float">
            <text:p>17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2" calcext:value-type="float">
            <text:p>302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01" calcext:value-type="float">
            <text:p>80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0" calcext:value-type="float">
            <text:p>210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13" calcext:value-type="float">
            <text:p>1 01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2" calcext:value-type="float">
            <text:p>242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6" calcext:value-type="float">
            <text:p>186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04" calcext:value-type="float">
            <text:p>1 20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8" calcext:value-type="float">
            <text:p>48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3" calcext:value-type="float">
            <text:p>19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2" calcext:value-type="float">
            <text:p>68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91" calcext:value-type="float">
            <text:p>1 79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3" calcext:value-type="float">
            <text:p>823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0" calcext:value-type="float">
            <text:p>190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3" calcext:value-type="float">
            <text:p>413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5" calcext:value-type="float">
            <text:p>235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7" calcext:value-type="float">
            <text:p>117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59" calcext:value-type="float">
            <text:p>1 65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4" calcext:value-type="float">
            <text:p>64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15" calcext:value-type="float">
            <text:p>3 81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7" calcext:value-type="float">
            <text:p>44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5" calcext:value-type="float">
            <text:p>52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7" calcext:value-type="float">
            <text:p>44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4" calcext:value-type="float">
            <text:p>554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7" calcext:value-type="float">
            <text:p>67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3" calcext:value-type="float">
            <text:p>333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45" calcext:value-type="float">
            <text:p>3 645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3" calcext:value-type="float">
            <text:p>12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87" calcext:value-type="float">
            <text:p>787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9" calcext:value-type="float">
            <text:p>58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52" calcext:value-type="float">
            <text:p>95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07" calcext:value-type="float">
            <text:p>80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31" calcext:value-type="float">
            <text:p>2 73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3" calcext:value-type="float">
            <text:p>22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1" calcext:value-type="float">
            <text:p>99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54" calcext:value-type="float">
            <text:p>75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0" calcext:value-type="float">
            <text:p>140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96" calcext:value-type="float">
            <text:p>3 79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3" calcext:value-type="float">
            <text:p>473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64" calcext:value-type="float">
            <text:p>96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57" calcext:value-type="float">
            <text:p>1 15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0" calcext:value-type="float">
            <text:p>590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8" calcext:value-type="float">
            <text:p>17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78" calcext:value-type="float">
            <text:p>2 278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9" calcext:value-type="float">
            <text:p>149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" calcext:value-type="float">
            <text:p>12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2" calcext:value-type="float">
            <text:p>30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8" calcext:value-type="float">
            <text:p>318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06" calcext:value-type="float">
            <text:p>3 10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1" calcext:value-type="float">
            <text:p>931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0" calcext:value-type="float">
            <text:p>400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4" calcext:value-type="float">
            <text:p>654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1" calcext:value-type="float">
            <text:p>501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96" calcext:value-type="float">
            <text:p>1 09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7" calcext:value-type="float">
            <text:p>15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8" calcext:value-type="float">
            <text:p>228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85" calcext:value-type="float">
            <text:p>88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0" calcext:value-type="float">
            <text:p>540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93" calcext:value-type="float">
            <text:p>1 09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0" calcext:value-type="float">
            <text:p>240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73" calcext:value-type="float">
            <text:p>2 273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7" calcext:value-type="float">
            <text:p>19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0" calcext:value-type="float">
            <text:p>590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7" calcext:value-type="float">
            <text:p>28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4" calcext:value-type="float">
            <text:p>63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" calcext:value-type="float">
            <text:p>86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9" calcext:value-type="float">
            <text:p>189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11" calcext:value-type="float">
            <text:p>4 51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2" calcext:value-type="float">
            <text:p>89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17" calcext:value-type="float">
            <text:p>2 71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5" calcext:value-type="float">
            <text:p>81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14" calcext:value-type="float">
            <text:p>71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36" calcext:value-type="float">
            <text:p>2 636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02" calcext:value-type="float">
            <text:p>702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2" calcext:value-type="float">
            <text:p>592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1" calcext:value-type="float">
            <text:p>511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4" calcext:value-type="float">
            <text:p>66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3" calcext:value-type="float">
            <text:p>333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9" calcext:value-type="float">
            <text:p>869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9" calcext:value-type="float">
            <text:p>739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5" calcext:value-type="float">
            <text:p>21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46" calcext:value-type="float">
            <text:p>2 24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6" calcext:value-type="float">
            <text:p>29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41" calcext:value-type="float">
            <text:p>1 141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18" calcext:value-type="float">
            <text:p>1 21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3" calcext:value-type="float">
            <text:p>1 183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1" calcext:value-type="float">
            <text:p>201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4" calcext:value-type="float">
            <text:p>94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" calcext:value-type="float">
            <text:p>204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35" calcext:value-type="float">
            <text:p>2 03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47" calcext:value-type="float">
            <text:p>1 947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2" calcext:value-type="float">
            <text:p>1 27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51" calcext:value-type="float">
            <text:p>2 55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8" calcext:value-type="float">
            <text:p>30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1" calcext:value-type="float">
            <text:p>121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0" calcext:value-type="float">
            <text:p>120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4" calcext:value-type="float">
            <text:p>1 274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0" calcext:value-type="float">
            <text:p>53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5" calcext:value-type="float">
            <text:p>155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88" calcext:value-type="float">
            <text:p>1 48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4" calcext:value-type="float">
            <text:p>12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9" calcext:value-type="float">
            <text:p>12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0" calcext:value-type="float">
            <text:p>26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0" calcext:value-type="float">
            <text:p>16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2" calcext:value-type="float">
            <text:p>402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7" calcext:value-type="float">
            <text:p>437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66" calcext:value-type="float">
            <text:p>2 36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1" calcext:value-type="float">
            <text:p>14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5" calcext:value-type="float">
            <text:p>15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61" calcext:value-type="float">
            <text:p>1 26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0" calcext:value-type="float">
            <text:p>400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87" calcext:value-type="float">
            <text:p>3 287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9" calcext:value-type="float">
            <text:p>399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0" calcext:value-type="float">
            <text:p>14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2" calcext:value-type="float">
            <text:p>632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3" calcext:value-type="float">
            <text:p>15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3" calcext:value-type="float">
            <text:p>12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17" calcext:value-type="float">
            <text:p>4 917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9" calcext:value-type="float">
            <text:p>659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2" calcext:value-type="float">
            <text:p>65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4" calcext:value-type="float">
            <text:p>734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63" calcext:value-type="float">
            <text:p>1 163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7" calcext:value-type="float">
            <text:p>26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98" calcext:value-type="float">
            <text:p>798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7" calcext:value-type="float">
            <text:p>677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5" calcext:value-type="float">
            <text:p>125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0" calcext:value-type="float">
            <text:p>90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35" calcext:value-type="float">
            <text:p>2 635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6" calcext:value-type="float">
            <text:p>18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6" calcext:value-type="float">
            <text:p>42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17" calcext:value-type="float">
            <text:p>1 21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3" calcext:value-type="float">
            <text:p>193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78" calcext:value-type="float">
            <text:p>2 278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7" calcext:value-type="float">
            <text:p>16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0" calcext:value-type="float">
            <text:p>46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7" calcext:value-type="float">
            <text:p>39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4" calcext:value-type="float">
            <text:p>10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14" calcext:value-type="float">
            <text:p>1 71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7" calcext:value-type="float">
            <text:p>427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0" calcext:value-type="float">
            <text:p>98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" calcext:value-type="float">
            <text:p>20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7" calcext:value-type="float">
            <text:p>57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25" calcext:value-type="float">
            <text:p>1 625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8" calcext:value-type="float">
            <text:p>208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1" calcext:value-type="float">
            <text:p>291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4" calcext:value-type="float">
            <text:p>51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67" calcext:value-type="float">
            <text:p>4 467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1" calcext:value-type="float">
            <text:p>19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9" calcext:value-type="float">
            <text:p>35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3" calcext:value-type="float">
            <text:p>1 003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7" calcext:value-type="float">
            <text:p>44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31" calcext:value-type="float">
            <text:p>2 131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7" calcext:value-type="float">
            <text:p>99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8" calcext:value-type="float">
            <text:p>72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19" calcext:value-type="float">
            <text:p>4 919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8" calcext:value-type="float">
            <text:p>48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2" calcext:value-type="float">
            <text:p>30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4" calcext:value-type="float">
            <text:p>444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51" calcext:value-type="float">
            <text:p>851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1" calcext:value-type="float">
            <text:p>251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22" calcext:value-type="float">
            <text:p>1 12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3" calcext:value-type="float">
            <text:p>30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2" calcext:value-type="float">
            <text:p>49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44" calcext:value-type="float">
            <text:p>1 44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8" calcext:value-type="float">
            <text:p>72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87" calcext:value-type="float">
            <text:p>1 387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2" calcext:value-type="float">
            <text:p>26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13" calcext:value-type="float">
            <text:p>71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9" calcext:value-type="float">
            <text:p>31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04" calcext:value-type="float">
            <text:p>2 40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8" calcext:value-type="float">
            <text:p>24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0" calcext:value-type="float">
            <text:p>34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7" calcext:value-type="float">
            <text:p>20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030" calcext:value-type="float">
            <text:p>12 03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5" calcext:value-type="float">
            <text:p>645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3" calcext:value-type="float">
            <text:p>43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64" calcext:value-type="float">
            <text:p>2 264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86" calcext:value-type="float">
            <text:p>2 48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2" calcext:value-type="float">
            <text:p>37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3" calcext:value-type="float">
            <text:p>683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3" calcext:value-type="float">
            <text:p>723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92" calcext:value-type="float">
            <text:p>2 29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64" calcext:value-type="float">
            <text:p>564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6" calcext:value-type="float">
            <text:p>35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45" calcext:value-type="float">
            <text:p>1 64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5" calcext:value-type="float">
            <text:p>27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5" calcext:value-type="float">
            <text:p>14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6" calcext:value-type="float">
            <text:p>216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7" calcext:value-type="float">
            <text:p>93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6" calcext:value-type="float">
            <text:p>36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3" calcext:value-type="float">
            <text:p>513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67" calcext:value-type="float">
            <text:p>1 36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13" calcext:value-type="float">
            <text:p>1 81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3" calcext:value-type="float">
            <text:p>58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0" calcext:value-type="float">
            <text:p>55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62" calcext:value-type="float">
            <text:p>1 16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5" calcext:value-type="float">
            <text:p>225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" calcext:value-type="float">
            <text:p>7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3" calcext:value-type="float">
            <text:p>24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7" calcext:value-type="float">
            <text:p>497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5" calcext:value-type="float">
            <text:p>685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69" calcext:value-type="float">
            <text:p>569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0" calcext:value-type="float">
            <text:p>170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28" calcext:value-type="float">
            <text:p>2 128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5" calcext:value-type="float">
            <text:p>12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8" calcext:value-type="float">
            <text:p>178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5" calcext:value-type="float">
            <text:p>40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30" calcext:value-type="float">
            <text:p>1 130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2" calcext:value-type="float">
            <text:p>43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23" calcext:value-type="float">
            <text:p>923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0" calcext:value-type="float">
            <text:p>570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2" calcext:value-type="float">
            <text:p>9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79" calcext:value-type="float">
            <text:p>2 27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0" calcext:value-type="float">
            <text:p>18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76" calcext:value-type="float">
            <text:p>1 87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6" calcext:value-type="float">
            <text:p>86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5" calcext:value-type="float">
            <text:p>26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49" calcext:value-type="float">
            <text:p>1 24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3" calcext:value-type="float">
            <text:p>15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7" calcext:value-type="float">
            <text:p>737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3" calcext:value-type="float">
            <text:p>30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2" calcext:value-type="float">
            <text:p>26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1" calcext:value-type="float">
            <text:p>1 27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0" calcext:value-type="float">
            <text:p>830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5" calcext:value-type="float">
            <text:p>58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41" calcext:value-type="float">
            <text:p>84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8" calcext:value-type="float">
            <text:p>32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1" calcext:value-type="float">
            <text:p>57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0" calcext:value-type="float">
            <text:p>87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4" calcext:value-type="float">
            <text:p>7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1" calcext:value-type="float">
            <text:p>36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6" calcext:value-type="float">
            <text:p>606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7" calcext:value-type="float">
            <text:p>337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79" calcext:value-type="float">
            <text:p>1 079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3" calcext:value-type="float">
            <text:p>283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4" calcext:value-type="float">
            <text:p>194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0" calcext:value-type="float">
            <text:p>680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46" calcext:value-type="float">
            <text:p>2 34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7" calcext:value-type="float">
            <text:p>237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4" calcext:value-type="float">
            <text:p>414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3" calcext:value-type="float">
            <text:p>20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5" calcext:value-type="float">
            <text:p>21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4" calcext:value-type="float">
            <text:p>664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3" calcext:value-type="float">
            <text:p>243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0" calcext:value-type="float">
            <text:p>120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83" calcext:value-type="float">
            <text:p>783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9" calcext:value-type="float">
            <text:p>1 18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57" calcext:value-type="float">
            <text:p>1 757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2" calcext:value-type="float">
            <text:p>322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0" calcext:value-type="float">
            <text:p>110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25" calcext:value-type="float">
            <text:p>625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2" calcext:value-type="float">
            <text:p>312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23" calcext:value-type="float">
            <text:p>92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65" calcext:value-type="float">
            <text:p>965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94" calcext:value-type="float">
            <text:p>1 494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28" calcext:value-type="float">
            <text:p>92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MMERCE (G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5" calcext:value-type="float">
            <text:p>115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INDUSTRIE+CONSTRUCTION (BE+F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1" calcext:value-type="float">
            <text:p>341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SOUTIEN AUX ENTREPRISES (MN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1" calcext:value-type="float">
            <text:p>1 01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8" calcext:value-type="float">
            <text:p>20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4" calcext:value-type="float">
            <text:p>72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" calcext:value-type="float">
            <text:p>215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82" calcext:value-type="float">
            <text:p>78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0" calcext:value-type="float">
            <text:p>71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9" calcext:value-type="float">
            <text:p>569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0" calcext:value-type="float">
            <text:p>11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1" calcext:value-type="float">
            <text:p>361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02" calcext:value-type="float">
            <text:p>2 90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" calcext:value-type="float">
            <text:p>72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5" calcext:value-type="float">
            <text:p>66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7" calcext:value-type="float">
            <text:p>26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8" calcext:value-type="float">
            <text:p>238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78" calcext:value-type="float">
            <text:p>778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9" calcext:value-type="float">
            <text:p>199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62" calcext:value-type="float">
            <text:p>762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7" calcext:value-type="float">
            <text:p>64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39" calcext:value-type="float">
            <text:p>539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2" calcext:value-type="float">
            <text:p>72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01" calcext:value-type="float">
            <text:p>90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4" calcext:value-type="float">
            <text:p>37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0" calcext:value-type="float">
            <text:p>210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1" calcext:value-type="float">
            <text:p>151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65" calcext:value-type="float">
            <text:p>4 86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6" calcext:value-type="float">
            <text:p>48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3" calcext:value-type="float">
            <text:p>46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4" calcext:value-type="float">
            <text:p>254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97" calcext:value-type="float">
            <text:p>1 99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5" calcext:value-type="float">
            <text:p>975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48" calcext:value-type="float">
            <text:p>1 24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0" calcext:value-type="float">
            <text:p>190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7" calcext:value-type="float">
            <text:p>457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0" calcext:value-type="float">
            <text:p>270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8" calcext:value-type="float">
            <text:p>1 068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6" calcext:value-type="float">
            <text:p>71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3" calcext:value-type="float">
            <text:p>213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69" calcext:value-type="float">
            <text:p>1 96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39" calcext:value-type="float">
            <text:p>1 53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7" calcext:value-type="float">
            <text:p>407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9" calcext:value-type="float">
            <text:p>30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58" calcext:value-type="float">
            <text:p>758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0" calcext:value-type="float">
            <text:p>38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3" calcext:value-type="float">
            <text:p>563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5" calcext:value-type="float">
            <text:p>475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2" calcext:value-type="float">
            <text:p>2 15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4" calcext:value-type="float">
            <text:p>384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0" calcext:value-type="float">
            <text:p>2 04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0" calcext:value-type="float">
            <text:p>9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8" calcext:value-type="float">
            <text:p>29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2" calcext:value-type="float">
            <text:p>962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306" calcext:value-type="float">
            <text:p>3 306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4" calcext:value-type="float">
            <text:p>224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5" calcext:value-type="float">
            <text:p>235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4" calcext:value-type="float">
            <text:p>114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0" calcext:value-type="float">
            <text:p>97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5" calcext:value-type="float">
            <text:p>7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72" calcext:value-type="float">
            <text:p>772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40" calcext:value-type="float">
            <text:p>1 94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9" calcext:value-type="float">
            <text:p>13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3" calcext:value-type="float">
            <text:p>11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82" calcext:value-type="float">
            <text:p>682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92" calcext:value-type="float">
            <text:p>1 392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6" calcext:value-type="float">
            <text:p>29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77" calcext:value-type="float">
            <text:p>77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7" calcext:value-type="float">
            <text:p>207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6" calcext:value-type="float">
            <text:p>966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4" calcext:value-type="float">
            <text:p>234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1" calcext:value-type="float">
            <text:p>181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57" calcext:value-type="float">
            <text:p>1 157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" calcext:value-type="float">
            <text:p>6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8" calcext:value-type="float">
            <text:p>46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0" calcext:value-type="float">
            <text:p>190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2" calcext:value-type="float">
            <text:p>13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8" calcext:value-type="float">
            <text:p>65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48" calcext:value-type="float">
            <text:p>1 74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3" calcext:value-type="float">
            <text:p>793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" calcext:value-type="float">
            <text:p>218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7" calcext:value-type="float">
            <text:p>57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09" calcext:value-type="float">
            <text:p>1 60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" calcext:value-type="float">
            <text:p>4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8" calcext:value-type="float">
            <text:p>10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0" calcext:value-type="float">
            <text:p>63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79" calcext:value-type="float">
            <text:p>3 67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6" calcext:value-type="float">
            <text:p>42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3" calcext:value-type="float">
            <text:p>48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5" calcext:value-type="float">
            <text:p>43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6" calcext:value-type="float">
            <text:p>546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3" calcext:value-type="float">
            <text:p>663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09" calcext:value-type="float">
            <text:p>3 50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61" calcext:value-type="float">
            <text:p>761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2" calcext:value-type="float">
            <text:p>93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87" calcext:value-type="float">
            <text:p>787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40" calcext:value-type="float">
            <text:p>2 640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2" calcext:value-type="float">
            <text:p>212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5" calcext:value-type="float">
            <text:p>97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3" calcext:value-type="float">
            <text:p>74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9" calcext:value-type="float">
            <text:p>13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18" calcext:value-type="float">
            <text:p>3 61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7" calcext:value-type="float">
            <text:p>46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8" calcext:value-type="float">
            <text:p>93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24" calcext:value-type="float">
            <text:p>1 12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2" calcext:value-type="float">
            <text:p>562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2" calcext:value-type="float">
            <text:p>2 18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0" calcext:value-type="float">
            <text:p>29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7" calcext:value-type="float">
            <text:p>30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96" calcext:value-type="float">
            <text:p>2 99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10" calcext:value-type="float">
            <text:p>910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2" calcext:value-type="float">
            <text:p>46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5" calcext:value-type="float">
            <text:p>38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5" calcext:value-type="float">
            <text:p>635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9" calcext:value-type="float">
            <text:p>10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4" calcext:value-type="float">
            <text:p>474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72" calcext:value-type="float">
            <text:p>1 07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6" calcext:value-type="float">
            <text:p>20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66" calcext:value-type="float">
            <text:p>86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26" calcext:value-type="float">
            <text:p>52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48" calcext:value-type="float">
            <text:p>1 04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" calcext:value-type="float">
            <text:p>64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4" calcext:value-type="float">
            <text:p>234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70" calcext:value-type="float">
            <text:p>2 170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76" calcext:value-type="float">
            <text:p>576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9" calcext:value-type="float">
            <text:p>27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7" calcext:value-type="float">
            <text:p>12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55" calcext:value-type="float">
            <text:p>4 35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7" calcext:value-type="float">
            <text:p>14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71" calcext:value-type="float">
            <text:p>87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25" calcext:value-type="float">
            <text:p>2 62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68" calcext:value-type="float">
            <text:p>768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90" calcext:value-type="float">
            <text:p>69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4" calcext:value-type="float">
            <text:p>7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94" calcext:value-type="float">
            <text:p>2 49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9" calcext:value-type="float">
            <text:p>67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8" calcext:value-type="float">
            <text:p>56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9" calcext:value-type="float">
            <text:p>499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4" calcext:value-type="float">
            <text:p>64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9" calcext:value-type="float">
            <text:p>259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33" calcext:value-type="float">
            <text:p>73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36" calcext:value-type="float">
            <text:p>2 13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09" calcext:value-type="float">
            <text:p>1 109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80" calcext:value-type="float">
            <text:p>1 180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9" calcext:value-type="float">
            <text:p>669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5" calcext:value-type="float">
            <text:p>1 11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7" calcext:value-type="float">
            <text:p>19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0" calcext:value-type="float">
            <text:p>90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9" calcext:value-type="float">
            <text:p>199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86" calcext:value-type="float">
            <text:p>1 98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5" calcext:value-type="float">
            <text:p>85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76" calcext:value-type="float">
            <text:p>1 876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45" calcext:value-type="float">
            <text:p>1 245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72" calcext:value-type="float">
            <text:p>2 47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" calcext:value-type="float">
            <text:p>284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" calcext:value-type="float">
            <text:p>35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" calcext:value-type="float">
            <text:p>121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5" calcext:value-type="float">
            <text:p>115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3" calcext:value-type="float">
            <text:p>1 193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9" calcext:value-type="float">
            <text:p>519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5" calcext:value-type="float">
            <text:p>155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8" calcext:value-type="float">
            <text:p>1 42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" calcext:value-type="float">
            <text:p>14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7" calcext:value-type="float">
            <text:p>437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66" calcext:value-type="float">
            <text:p>2 26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5" calcext:value-type="float">
            <text:p>15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34" calcext:value-type="float">
            <text:p>1 234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0" calcext:value-type="float">
            <text:p>380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76" calcext:value-type="float">
            <text:p>3 17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8" calcext:value-type="float">
            <text:p>16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6" calcext:value-type="float">
            <text:p>38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8" calcext:value-type="float">
            <text:p>118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8" calcext:value-type="float">
            <text:p>98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9" calcext:value-type="float">
            <text:p>14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3" calcext:value-type="float">
            <text:p>12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9" calcext:value-type="float">
            <text:p>129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05" calcext:value-type="float">
            <text:p>4 70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8" calcext:value-type="float">
            <text:p>648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1" calcext:value-type="float">
            <text:p>631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6" calcext:value-type="float">
            <text:p>71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8" calcext:value-type="float">
            <text:p>38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8" calcext:value-type="float">
            <text:p>1 118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6" calcext:value-type="float">
            <text:p>256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81" calcext:value-type="float">
            <text:p>781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8" calcext:value-type="float">
            <text:p>63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3" calcext:value-type="float">
            <text:p>173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49" calcext:value-type="float">
            <text:p>2 549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5" calcext:value-type="float">
            <text:p>415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36" calcext:value-type="float">
            <text:p>1 13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5" calcext:value-type="float">
            <text:p>185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90" calcext:value-type="float">
            <text:p>2 19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4" calcext:value-type="float">
            <text:p>454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7" calcext:value-type="float">
            <text:p>16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3" calcext:value-type="float">
            <text:p>383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4" calcext:value-type="float">
            <text:p>1 65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3" calcext:value-type="float">
            <text:p>153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1" calcext:value-type="float">
            <text:p>42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0" calcext:value-type="float">
            <text:p>93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8" calcext:value-type="float">
            <text:p>198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7" calcext:value-type="float">
            <text:p>56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80" calcext:value-type="float">
            <text:p>1 580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2" calcext:value-type="float">
            <text:p>202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" calcext:value-type="float">
            <text:p>28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6" calcext:value-type="float">
            <text:p>506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6" calcext:value-type="float">
            <text:p>8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98" calcext:value-type="float">
            <text:p>4 298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6" calcext:value-type="float">
            <text:p>18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4" calcext:value-type="float">
            <text:p>35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7" calcext:value-type="float">
            <text:p>37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56" calcext:value-type="float">
            <text:p>95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7" calcext:value-type="float">
            <text:p>35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57" calcext:value-type="float">
            <text:p>2 05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" calcext:value-type="float">
            <text:p>9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5" calcext:value-type="float">
            <text:p>965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6" calcext:value-type="float">
            <text:p>3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9" calcext:value-type="float">
            <text:p>679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0" calcext:value-type="float">
            <text:p>15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5" calcext:value-type="float">
            <text:p>5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02" calcext:value-type="float">
            <text:p>4 70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6" calcext:value-type="float">
            <text:p>47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0" calcext:value-type="float">
            <text:p>43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5" calcext:value-type="float">
            <text:p>82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5" calcext:value-type="float">
            <text:p>48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7" calcext:value-type="float">
            <text:p>247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85" calcext:value-type="float">
            <text:p>1 08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6" calcext:value-type="float">
            <text:p>7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5" calcext:value-type="float">
            <text:p>29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7" calcext:value-type="float">
            <text:p>477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3" calcext:value-type="float">
            <text:p>1 35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8" calcext:value-type="float">
            <text:p>12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4" calcext:value-type="float">
            <text:p>71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4" calcext:value-type="float">
            <text:p>25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40" calcext:value-type="float">
            <text:p>1 34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8" calcext:value-type="float">
            <text:p>25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0" calcext:value-type="float">
            <text:p>64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9" calcext:value-type="float">
            <text:p>30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0" calcext:value-type="float">
            <text:p>7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14" calcext:value-type="float">
            <text:p>2 31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9" calcext:value-type="float">
            <text:p>23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7" calcext:value-type="float">
            <text:p>327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5" calcext:value-type="float">
            <text:p>195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385" calcext:value-type="float">
            <text:p>11 385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7" calcext:value-type="float">
            <text:p>62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8" calcext:value-type="float">
            <text:p>41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19" calcext:value-type="float">
            <text:p>2 219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75" calcext:value-type="float">
            <text:p>2 37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5" calcext:value-type="float">
            <text:p>35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7" calcext:value-type="float">
            <text:p>65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5" calcext:value-type="float">
            <text:p>71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5" calcext:value-type="float">
            <text:p>2 185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0" calcext:value-type="float">
            <text:p>340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73" calcext:value-type="float">
            <text:p>1 573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" calcext:value-type="float">
            <text:p>142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0" calcext:value-type="float">
            <text:p>210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4" calcext:value-type="float">
            <text:p>89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8" calcext:value-type="float">
            <text:p>358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8" calcext:value-type="float">
            <text:p>498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4" calcext:value-type="float">
            <text:p>26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70" calcext:value-type="float">
            <text:p>1 070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4" calcext:value-type="float">
            <text:p>4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39" calcext:value-type="float">
            <text:p>1 739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8" calcext:value-type="float">
            <text:p>568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3" calcext:value-type="float">
            <text:p>50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26" calcext:value-type="float">
            <text:p>1 12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" calcext:value-type="float">
            <text:p>215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6" calcext:value-type="float">
            <text:p>45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2" calcext:value-type="float">
            <text:p>6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1" calcext:value-type="float">
            <text:p>56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9" calcext:value-type="float">
            <text:p>2 04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5" calcext:value-type="float">
            <text:p>12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9" calcext:value-type="float">
            <text:p>39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97" calcext:value-type="float">
            <text:p>1 09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8" calcext:value-type="float">
            <text:p>418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12" calcext:value-type="float">
            <text:p>91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7" calcext:value-type="float">
            <text:p>51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5" calcext:value-type="float">
            <text:p>8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05" calcext:value-type="float">
            <text:p>2 20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0" calcext:value-type="float">
            <text:p>17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2" calcext:value-type="float">
            <text:p>27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37" calcext:value-type="float">
            <text:p>1 837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2" calcext:value-type="float">
            <text:p>80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3" calcext:value-type="float">
            <text:p>24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5" calcext:value-type="float">
            <text:p>1 21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8" calcext:value-type="float">
            <text:p>708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5" calcext:value-type="float">
            <text:p>28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5" calcext:value-type="float">
            <text:p>25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8" calcext:value-type="float">
            <text:p>1 21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5" calcext:value-type="float">
            <text:p>10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4" calcext:value-type="float">
            <text:p>804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5" calcext:value-type="float">
            <text:p>56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7" calcext:value-type="float">
            <text:p>807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7" calcext:value-type="float">
            <text:p>87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3" calcext:value-type="float">
            <text:p>323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7" calcext:value-type="float">
            <text:p>827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1" calcext:value-type="float">
            <text:p>35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99" calcext:value-type="float">
            <text:p>599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55" calcext:value-type="float">
            <text:p>1 05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5" calcext:value-type="float">
            <text:p>26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1" calcext:value-type="float">
            <text:p>191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5" calcext:value-type="float">
            <text:p>65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56" calcext:value-type="float">
            <text:p>2 25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3" calcext:value-type="float">
            <text:p>23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8" calcext:value-type="float">
            <text:p>408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5" calcext:value-type="float">
            <text:p>195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1" calcext:value-type="float">
            <text:p>21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7" calcext:value-type="float">
            <text:p>627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1" calcext:value-type="float">
            <text:p>211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5" calcext:value-type="float">
            <text:p>8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4" calcext:value-type="float">
            <text:p>674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4" calcext:value-type="float">
            <text:p>34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06" calcext:value-type="float">
            <text:p>1 10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63" calcext:value-type="float">
            <text:p>1 663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7" calcext:value-type="float">
            <text:p>317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95" calcext:value-type="float">
            <text:p>595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4" calcext:value-type="float">
            <text:p>304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" calcext:value-type="float">
            <text:p>41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48" calcext:value-type="float">
            <text:p>1 44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7" calcext:value-type="float">
            <text:p>89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36" calcext:value-type="float">
            <text:p>336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6" calcext:value-type="float">
            <text:p>7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5" calcext:value-type="float">
            <text:p>1 065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3" calcext:value-type="float">
            <text:p>74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8" calcext:value-type="float">
            <text:p>428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2" calcext:value-type="float">
            <text:p>37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20" calcext:value-type="float">
            <text:p>3 02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8" calcext:value-type="float">
            <text:p>488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6" calcext:value-type="float">
            <text:p>27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1" calcext:value-type="float">
            <text:p>82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0" calcext:value-type="float">
            <text:p>670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0" calcext:value-type="float">
            <text:p>930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6" calcext:value-type="float">
            <text:p>46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01" calcext:value-type="float">
            <text:p>1 10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41" calcext:value-type="float">
            <text:p>2 041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4" calcext:value-type="float">
            <text:p>824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48" calcext:value-type="float">
            <text:p>2 24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46" calcext:value-type="float">
            <text:p>2 146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5" calcext:value-type="float">
            <text:p>24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1" calcext:value-type="float">
            <text:p>991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07" calcext:value-type="float">
            <text:p>2 00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3" calcext:value-type="float">
            <text:p>1 01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4" calcext:value-type="float">
            <text:p>1 20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22" calcext:value-type="float">
            <text:p>4 822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3" calcext:value-type="float">
            <text:p>41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5" calcext:value-type="float">
            <text:p>235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59" calcext:value-type="float">
            <text:p>1 65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4" calcext:value-type="float">
            <text:p>55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31" calcext:value-type="float">
            <text:p>2 73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31" calcext:value-type="float">
            <text:p>2 13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06" calcext:value-type="float">
            <text:p>3 10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4" calcext:value-type="float">
            <text:p>65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6" calcext:value-type="float">
            <text:p>1 096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3" calcext:value-type="float">
            <text:p>2 27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4" calcext:value-type="float">
            <text:p>634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4" calcext:value-type="float">
            <text:p>664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9" calcext:value-type="float">
            <text:p>869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83" calcext:value-type="float">
            <text:p>1 183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8" calcext:value-type="float">
            <text:p>308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4" calcext:value-type="float">
            <text:p>1 27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88" calcext:value-type="float">
            <text:p>1 48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2" calcext:value-type="float">
            <text:p>402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2" calcext:value-type="float">
            <text:p>63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7" calcext:value-type="float">
            <text:p>67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35" calcext:value-type="float">
            <text:p>2 635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8" calcext:value-type="float">
            <text:p>2 27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14" calcext:value-type="float">
            <text:p>1 71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77" calcext:value-type="float">
            <text:p>57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25" calcext:value-type="float">
            <text:p>1 625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31" calcext:value-type="float">
            <text:p>2 131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22" calcext:value-type="float">
            <text:p>1 122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44" calcext:value-type="float">
            <text:p>1 444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87" calcext:value-type="float">
            <text:p>1 387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04" calcext:value-type="float">
            <text:p>2 40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92" calcext:value-type="float">
            <text:p>2 292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5" calcext:value-type="float">
            <text:p>1 64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7" calcext:value-type="float">
            <text:p>937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62" calcext:value-type="float">
            <text:p>1 1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5" calcext:value-type="float">
            <text:p>685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30" calcext:value-type="float">
            <text:p>1 13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9" calcext:value-type="float">
            <text:p>2 27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49" calcext:value-type="float">
            <text:p>1 249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1" calcext:value-type="float">
            <text:p>1 27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1" calcext:value-type="float">
            <text:p>84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7" calcext:value-type="float">
            <text:p>337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79" calcext:value-type="float">
            <text:p>1 079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4" calcext:value-type="float">
            <text:p>664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23" calcext:value-type="float">
            <text:p>92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65" calcext:value-type="float">
            <text:p>96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94" calcext:value-type="float">
            <text:p>1 49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1" calcext:value-type="float">
            <text:p>1 01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4" calcext:value-type="float">
            <text:p>72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0" calcext:value-type="float">
            <text:p>71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1" calcext:value-type="float">
            <text:p>361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02" calcext:value-type="float">
            <text:p>2 90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5" calcext:value-type="float">
            <text:p>66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7" calcext:value-type="float">
            <text:p>26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78" calcext:value-type="float">
            <text:p>778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7" calcext:value-type="float">
            <text:p>64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01" calcext:value-type="float">
            <text:p>90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7" calcext:value-type="float">
            <text:p>457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8" calcext:value-type="float">
            <text:p>1 068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69" calcext:value-type="float">
            <text:p>1 96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58" calcext:value-type="float">
            <text:p>758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2" calcext:value-type="float">
            <text:p>2 15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0" calcext:value-type="float">
            <text:p>2 04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5" calcext:value-type="float">
            <text:p>23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0" calcext:value-type="float">
            <text:p>97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40" calcext:value-type="float">
            <text:p>1 94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66" calcext:value-type="float">
            <text:p>966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57" calcext:value-type="float">
            <text:p>1 157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7" calcext:value-type="float">
            <text:p>17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31" calcext:value-type="float">
            <text:p>4 53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" calcext:value-type="float">
            <text:p>21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09" calcext:value-type="float">
            <text:p>1 60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6" calcext:value-type="float">
            <text:p>546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3" calcext:value-type="float">
            <text:p>4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40" calcext:value-type="float">
            <text:p>2 640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0" calcext:value-type="float">
            <text:p>2 04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96" calcext:value-type="float">
            <text:p>2 99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5" calcext:value-type="float">
            <text:p>63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72" calcext:value-type="float">
            <text:p>1 07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70" calcext:value-type="float">
            <text:p>2 170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44" calcext:value-type="float">
            <text:p>64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15" calcext:value-type="float">
            <text:p>1 11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" calcext:value-type="float">
            <text:p>284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3" calcext:value-type="float">
            <text:p>1 193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8" calcext:value-type="float">
            <text:p>1 42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8" calcext:value-type="float">
            <text:p>63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49" calcext:value-type="float">
            <text:p>2 549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90" calcext:value-type="float">
            <text:p>2 19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4" calcext:value-type="float">
            <text:p>1 654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7" calcext:value-type="float">
            <text:p>56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3" calcext:value-type="float">
            <text:p>3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80" calcext:value-type="float">
            <text:p>1 580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57" calcext:value-type="float">
            <text:p>2 05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5" calcext:value-type="float">
            <text:p>5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5" calcext:value-type="float">
            <text:p>48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85" calcext:value-type="float">
            <text:p>1 08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3" calcext:value-type="float">
            <text:p>1 35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40" calcext:value-type="float">
            <text:p>1 34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0" calcext:value-type="float">
            <text:p>7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14" calcext:value-type="float">
            <text:p>2 31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85" calcext:value-type="float">
            <text:p>2 185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73" calcext:value-type="float">
            <text:p>1 573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4" calcext:value-type="float">
            <text:p>89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26" calcext:value-type="float">
            <text:p>1 12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2" calcext:value-type="float">
            <text:p>66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97" calcext:value-type="float">
            <text:p>1 09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40" calcext:value-type="float">
            <text:p>4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05" calcext:value-type="float">
            <text:p>2 20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5" calcext:value-type="float">
            <text:p>1 21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8" calcext:value-type="float">
            <text:p>1 21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7" calcext:value-type="float">
            <text:p>807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55" calcext:value-type="float">
            <text:p>1 05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7" calcext:value-type="float">
            <text:p>627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48" calcext:value-type="float">
            <text:p>1 448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ctivites des services financiers hors assurance et caisses</text:p>
          </table:table-cell>
          <table:table-cell table:style-name="ce7" office:value-type="string" calcext:value-type="string">
            <text:p>Stagiaires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 table:number-rows-repeated="10447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7:42:35.665000000</dc:date>
    <dc:creator>Régis Arthaut</dc:creator>
    <meta:editing-duration>PT6M5S</meta:editing-duration>
    <meta:editing-cycles>1</meta:editing-cycles>
    <meta:document-statistic meta:table-count="1" meta:cell-count="18970" meta:object-count="0"/>
    <meta:generator>LibreOffice/6.4.7.2$Windows_X86_64 LibreOffice_project/639b8ac485750d5696d7590a72ef1b496725cfb5</meta:generator>
  </office:meta>
</office:document-meta>
</file>